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3cm" fo:margin-left="1.383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725cm"/>
    </style:style>
    <style:style style:name="Table1.C" style:family="table-column">
      <style:table-column-properties style:column-width="3.149cm"/>
    </style:style>
    <style:style style:name="Table1.E" style:family="table-column">
      <style:table-column-properties style:column-width="2.805cm"/>
    </style:style>
    <style:style style:name="Table1.F" style:family="table-column">
      <style:table-column-properties style:column-width="2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0c8ceb" style:font-size-asian="14pt" style:font-size-complex="16pt"/>
    </style:style>
    <style:style style:name="P3" style:family="paragraph" style:parent-style-name="Standard" style:list-style-name="L5">
      <style:text-properties fo:font-size="12pt" fo:font-weight="normal" officeooo:rsid="000ae66e" officeooo:paragraph-rsid="000ae66e" style:font-size-asian="10.5pt" style:font-weight-asian="normal" style:font-size-complex="12pt" style:font-weight-complex="normal"/>
    </style:style>
    <style:style style:name="P4" style:family="paragraph" style:parent-style-name="Standard" style:list-style-name="L8">
      <style:text-properties fo:font-size="12pt" fo:font-weight="normal" officeooo:rsid="000ae66e" officeooo:paragraph-rsid="000ae66e" style:font-size-asian="10.5pt" style:font-weight-asian="normal" style:font-size-complex="12pt" style:font-weight-complex="normal"/>
    </style:style>
    <style:style style:name="P5" style:family="paragraph" style:parent-style-name="Standard" style:list-style-name="L8">
      <style:text-properties fo:font-size="12pt" fo:font-weight="normal" officeooo:rsid="000c8ceb" officeooo:paragraph-rsid="000c8ce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8ceb" officeooo:paragraph-rsid="000c8ceb" style:font-size-asian="10.5pt" style:font-weight-asian="normal" style:font-size-complex="12pt" style:font-weight-complex="normal"/>
    </style:style>
    <style:style style:name="P7" style:family="paragraph" style:parent-style-name="Standard" style:list-style-name="L9">
      <style:text-properties fo:font-size="12pt" fo:font-weight="normal" officeooo:rsid="000c8ceb" officeooo:paragraph-rsid="000c8ceb" style:font-size-asian="10.5pt" style:font-weight-asian="normal" style:font-size-complex="12pt" style:font-weight-complex="normal"/>
    </style:style>
    <style:style style:name="P8" style:family="paragraph" style:parent-style-name="Standard" style:list-style-name="L7">
      <style:text-properties fo:font-size="12pt" fo:font-weight="normal" officeooo:rsid="000ae66e" officeooo:paragraph-rsid="000ae66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e66e" officeooo:paragraph-rsid="000ae66e" style:font-size-asian="12pt" style:font-weight-asian="normal" style:font-size-complex="12pt" style:font-weight-complex="normal"/>
    </style:style>
    <style:style style:name="P10" style:family="paragraph" style:parent-style-name="Standard" style:list-style-name="L9">
      <style:text-properties fo:font-size="12pt" fo:font-weight="bold" officeooo:rsid="000c8ceb" officeooo:paragraph-rsid="000c8ceb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c8ceb" officeooo:paragraph-rsid="000c8ceb" style:font-size-asian="10.5pt" style:font-weight-asian="bold" style:font-size-complex="12pt" style:font-weight-complex="bold"/>
    </style:style>
    <style:style style:name="P12" style:family="paragraph" style:parent-style-name="Standard" style:list-style-name="L5">
      <style:text-properties fo:font-size="12pt" officeooo:rsid="000ae66e" officeooo:paragraph-rsid="000ae66e" style:font-size-asian="10.5pt" style:font-size-complex="12pt"/>
    </style:style>
    <style:style style:name="P13" style:family="paragraph" style:parent-style-name="Standard">
      <style:text-properties fo:font-size="12pt" officeooo:paragraph-rsid="000c8ceb" style:font-size-asian="10.5pt" style:font-size-complex="12pt"/>
    </style:style>
    <style:style style:name="P14" style:family="paragraph" style:parent-style-name="Standard" style:list-style-name="L5">
      <style:text-properties fo:font-weight="normal" officeooo:rsid="000ae66e" officeooo:paragraph-rsid="000ae66e" style:font-weight-asian="normal" style:font-weight-complex="normal"/>
    </style:style>
    <style:style style:name="P15" style:family="paragraph" style:parent-style-name="Standard">
      <style:text-properties fo:font-weight="normal" officeooo:rsid="000ae66e" officeooo:paragraph-rsid="000ae66e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0ae66e" officeooo:paragraph-rsid="000ae66e" style:font-weight-asian="normal" style:font-weight-complex="normal"/>
    </style:style>
    <style:style style:name="P17" style:family="paragraph" style:parent-style-name="Standard" style:list-style-name="L4">
      <style:text-properties officeooo:paragraph-rsid="000ae66e"/>
    </style:style>
    <style:style style:name="P18" style:family="paragraph" style:parent-style-name="Standard">
      <style:text-properties officeooo:paragraph-rsid="000ae66e"/>
    </style:style>
    <style:style style:name="P19" style:family="paragraph" style:parent-style-name="Standard" style:list-style-name="L5">
      <style:text-properties fo:font-weight="bold" officeooo:rsid="000ae66e" officeooo:paragraph-rsid="000ae66e" style:font-weight-asian="bold" style:font-weight-complex="bold"/>
    </style:style>
    <style:style style:name="P20" style:family="paragraph" style:parent-style-name="Standard">
      <style:text-properties fo:font-weight="bold" officeooo:rsid="000ae66e" officeooo:paragraph-rsid="000ae66e" style:font-weight-asian="bold" style:font-weight-complex="bold"/>
    </style:style>
    <style:style style:name="P21" style:family="paragraph" style:parent-style-name="Standard" style:list-style-name="L6">
      <style:text-properties fo:font-weight="bold" officeooo:rsid="000ae66e" officeooo:paragraph-rsid="000ae66e" style:font-weight-asian="bold" style:font-weight-complex="bold"/>
    </style:style>
    <style:style style:name="P22" style:family="paragraph" style:parent-style-name="Table_20_Heading">
      <style:text-properties fo:font-size="12pt" officeooo:rsid="000912c8" officeooo:paragraph-rsid="000912c8" style:font-size-asian="12pt" style:font-size-complex="12pt"/>
    </style:style>
    <style:style style:name="P23" style:family="paragraph" style:parent-style-name="Table_20_Heading">
      <style:text-properties fo:font-size="12pt" fo:font-weight="bold" officeooo:rsid="000912c8" officeooo:paragraph-rsid="000912c8" style:font-size-asian="12pt" style:font-weight-asian="bold" style:font-size-complex="12pt" style:font-weight-complex="bold"/>
    </style:style>
    <style:style style:name="P24" style:family="paragraph" style:parent-style-name="Table_20_Heading">
      <style:text-properties fo:font-size="12pt" officeooo:rsid="000912c8" officeooo:paragraph-rsid="000912c8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912c8" officeooo:paragraph-rsid="000912c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12c8" style:font-weight-asian="bold" style:font-weight-complex="bold"/>
    </style:style>
    <style:style style:name="T3" style:family="text">
      <style:text-properties fo:font-weight="bold" officeooo:rsid="000c8ceb" style:font-weight-asian="bold" style:font-weight-complex="bold"/>
    </style:style>
    <style:style style:name="T4" style:family="text">
      <style:text-properties fo:font-weight="bold" officeooo:rsid="000912c8" style:font-size-asian="12pt" style:font-weight-asian="bold" style:font-weight-complex="bold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912c8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ae66e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912c8" style:font-weight-asian="bold" style:font-size-complex="14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912c8" style:font-size-asian="12pt" style:font-weight-asian="normal" style:font-weight-complex="normal"/>
    </style:style>
    <style:style style:name="T12" style:family="text">
      <style:text-properties fo:font-size="12pt" fo:font-weight="bold" officeooo:rsid="000912c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0dcc05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0912c8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0ae66e" style:font-size-asian="10.5pt" style:font-weight-asian="bold" style:font-size-complex="12pt" style:font-weight-complex="bold"/>
    </style:style>
    <style:style style:name="T16" style:family="text">
      <style:text-properties fo:font-size="12pt" fo:font-weight="normal" officeooo:rsid="000912c8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912c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ae66e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dcc05" style:font-size-asian="10.5pt" style:font-weight-asian="normal" style:font-size-complex="12pt" style:font-weight-complex="normal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style:text-position="super 58%" fo:font-size="12pt" fo:font-weight="normal" officeooo:rsid="000ae66e" style:font-size-asian="10.5pt" style:font-weight-asian="normal" style:font-size-complex="12pt" style:font-weight-complex="normal"/>
    </style:style>
    <style:style style:name="T22" style:family="text">
      <style:text-properties officeooo:rsid="000c8c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span text:style-name="T2">SAURABH VISHWAKARMA</text:span></text:p>
      <text:p text:style-name="P1"><text:span text:style-name="T2"><text:tab/></text:span><text:span text:style-name="T12">Ad</text:span><text:span text:style-name="T13">d</text:span><text:span text:style-name="T12">ress: </text:span><text:span text:style-name="T16">C-41, Sector-56</text:span></text:p>
      <text:p text:style-name="P1"><text:span text:style-name="T16"><text:tab/><text:tab/>Noida-201301, India</text:span></text:p>
      <text:p text:style-name="P1"><text:span text:style-name="T16"><text:tab/></text:span><text:span text:style-name="T12">Contact: </text:span><text:span text:style-name="T16">(+91) 94 5049 5661</text:span></text:p>
      <text:p text:style-name="P2"><text:span text:style-name="T16"><text:tab/></text:span><text:span text:style-name="T12">Email: </text:span><text:a xlink:type="simple" xlink:href="mailto:srbhvishwakarma2@gmail.com"><text:span text:style-name="T16">srbhvishwakarma2@gmail.com</text:span></text:a></text:p>
      <text:p text:style-name="P13"><text:span text:style-name="T3"><text:tab/></text:span><text:span text:style-name="T4">Alternate Email </text:span><text:span text:style-name="T16">: </text:span><text:a xlink:type="simple" xlink:href="mailto:srbhvishwakarma22@gmail.com"><text:span text:style-name="T11">srbhvishwakarma22@gmail.com</text:span></text:a></text:p>
      <text:p text:style-name="P1"/>
      <text:p text:style-name="P1"><text:span text:style-name="T16"><text:tab/></text:span><text:span text:style-name="T7">Objective:</text:span></text:p>
      <text:p text:style-name="P1"><text:span text:style-name="T7"><text:tab/></text:span><text:span text:style-name="T17">To achive a postion </text:span><text:span text:style-name="T19">as</text:span><text:span text:style-name="T17"> Software/App Developer </text:span><text:span text:style-name="T19">in an IT company</text:span><text:span text:style-name="T17">.</text:span></text:p>
      <text:p text:style-name="P1"><text:span text:style-name="T17"><text:tab/></text:span></text:p>
      <text:p text:style-name="P1"><text:span text:style-name="T17"><text:tab/></text:span><text:span text:style-name="T9">Academic Qualification:</text:span></text:p>
      <text:p text:style-name="P1"><text:span text:style-name="T9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Course</text:p>
            </table:table-cell>
            <table:table-cell table:style-name="Table1.A1" office:value-type="string">
              <text:p text:style-name="P22">Discipline</text:p>
            </table:table-cell>
            <table:table-cell table:style-name="Table1.A1" office:value-type="string">
              <text:p text:style-name="P24">College/</text:p>
              <text:p text:style-name="P24">School</text:p>
            </table:table-cell>
            <table:table-cell table:style-name="Table1.A1" office:value-type="string">
              <text:p text:style-name="P24">University/</text:p>
              <text:p text:style-name="P24">Board</text:p>
            </table:table-cell>
            <table:table-cell table:style-name="Table1.A1" office:value-type="string">
              <text:p text:style-name="P22">Passing</text:p>
              <text:p text:style-name="P22">Year</text:p>
            </table:table-cell>
            <table:table-cell table:style-name="Table1.F1" office:value-type="string">
              <text:p text:style-name="P24">Percentage</text:p>
            </table:table-cell>
          </table:table-row>
        </table:table-header-rows>
        <table:table-row>
          <table:table-cell table:style-name="Table1.A2" office:value-type="string">
            <text:p text:style-name="P26">Bachelor </text:p>
            <text:p text:style-name="P26">of Technology</text:p>
          </table:table-cell>
          <table:table-cell table:style-name="Table1.A2" office:value-type="string">
            <text:p text:style-name="P26">Computer Science Engineering</text:p>
          </table:table-cell>
          <table:table-cell table:style-name="Table1.A2" office:value-type="string">
            <text:p text:style-name="P26">J.S.S. Academy of Technical Education, </text:p>
            <text:p text:style-name="P26">C-20/1 sector-62, Noida</text:p>
          </table:table-cell>
          <table:table-cell table:style-name="Table1.A2" office:value-type="string">
            <text:p text:style-name="P26">Uttar Pradesh Techical University</text:p>
          </table:table-cell>
          <table:table-cell table:style-name="Table1.A2" office:value-type="string">
            <text:p text:style-name="P26">2016</text:p>
          </table:table-cell>
          <table:table-cell table:style-name="Table1.F2" office:value-type="string">
            <text:p text:style-name="P26">63.9%</text:p>
          </table:table-cell>
        </table:table-row>
        <table:table-row>
          <table:table-cell table:style-name="Table1.A2" office:value-type="string">
            <text:p text:style-name="P26">10+2</text:p>
          </table:table-cell>
          <table:table-cell table:style-name="Table1.A2" office:value-type="string">
            <text:p text:style-name="P26">Physics, Math, Chemistry</text:p>
          </table:table-cell>
          <table:table-cell table:style-name="Table1.A2" office:value-type="string">
            <text:p text:style-name="P26">Glenhill School,</text:p>
            <text:p text:style-name="P26">Manduadih, Varanasi</text:p>
          </table:table-cell>
          <table:table-cell table:style-name="Table1.A2" office:value-type="string">
            <text:p text:style-name="P26">Central Board of Secondary Education</text:p>
          </table:table-cell>
          <table:table-cell table:style-name="Table1.A2" office:value-type="string">
            <text:p text:style-name="P26">2011</text:p>
          </table:table-cell>
          <table:table-cell table:style-name="Table1.F2" office:value-type="string">
            <text:p text:style-name="P26">76.4%</text:p>
          </table:table-cell>
        </table:table-row>
        <table:table-row>
          <table:table-cell table:style-name="Table1.A2" office:value-type="string">
            <text:p text:style-name="P26">10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6">Glenhill School, Manduadih, Varanasi</text:p>
          </table:table-cell>
          <table:table-cell table:style-name="Table1.A2" office:value-type="string">
            <text:p text:style-name="P26">Central Board of Secondary Education</text:p>
          </table:table-cell>
          <table:table-cell table:style-name="Table1.A2" office:value-type="string">
            <text:p text:style-name="P26">2009</text:p>
          </table:table-cell>
          <table:table-cell table:style-name="Table1.F2" office:value-type="string">
            <text:p text:style-name="P26">74.6%</text:p>
          </table:table-cell>
        </table:table-row>
      </table:table>
      <text:p text:style-name="P1"/>
      <text:p text:style-name="P1"><text:span text:style-name="T9"><text:tab/>Training :</text:span></text:p>
      <text:p text:style-name="P1"><text:span text:style-name="T9"><text:tab/></text:span><text:span text:style-name="T18"> </text:span></text:p>
      <text:list xml:id="list3735097098274262760" text:style-name="L4">
        <text:list-item>
          <text:p text:style-name="P17"><text:span text:style-name="T14">Title: </text:span><text:span text:style-name="T17">Study of Active Directory</text:span></text:p>
        </text:list-item>
        <text:list-item>
          <text:p text:style-name="P17"><text:span text:style-name="T15">Company/Organization: </text:span><text:span text:style-name="T18">HCL Infosytem Ltd. 6-A Fiazabad Road, Near Central Bank of India, Opp. Dua ka Ghar, Lucknow-07</text:span></text:p>
        </text:list-item>
        <text:list-item>
          <text:p text:style-name="P17"><text:span text:style-name="T14">Time Period: </text:span><text:span text:style-name="T18">12</text:span><text:span text:style-name="T21">th</text:span><text:span text:style-name="T18"> June '15 – 15</text:span><text:span text:style-name="T21">th</text:span><text:span text:style-name="T18"> July '15</text:span></text:p>
        </text:list-item>
      </text:list>
      <text:p text:style-name="P18"><text:tab/></text:p>
      <text:p text:style-name="P18"><text:tab/><text:span text:style-name="T8">Technical Skills:</text:span></text:p>
      <text:p text:style-name="P18"><text:span text:style-name="T8"><text:tab/></text:span></text:p>
      <text:list xml:id="list1292198897372905197" text:style-name="L5">
        <text:list-item>
          <text:p text:style-name="P12"><text:span text:style-name="T1">Proficiency in Data Structure and Algorithm</text:span></text:p>
        </text:list-item>
        <text:list-item>
          <text:p text:style-name="P12"><text:span text:style-name="T1">Programming Langauage:</text:span></text:p>
          <text:list>
            <text:list-item>
              <text:p text:style-name="P3">C</text:p>
            </text:list-item>
            <text:list-item>
              <text:p text:style-name="P3">J2SE/Core Java</text:p>
            </text:list-item>
            <text:list-item>
              <text:p text:style-name="P3">J2EE/Advance Java</text:p>
            </text:list-item>
            <text:list-item>
              <text:p text:style-name="P3">Javascript</text:p>
            </text:list-item>
            <text:list-item>
              <text:p text:style-name="P3">Working Knowledge of PHP</text:p>
            </text:list-item>
            <text:list-item>
              <text:p text:style-name="P3">MySQL</text:p>
            </text:list-item>
          </text:list>
        </text:list-item>
        <text:list-item>
          <text:p text:style-name="P19"><text:span text:style-name="T20">Framework</text:span></text:p>
          <text:list>
            <text:list-item>
              <text:p text:style-name="P14"><text:span text:style-name="T20">JQuery</text:span></text:p>
            </text:list-item>
            <text:list-item>
              <text:p text:style-name="P14"><text:span text:style-name="T20">AnguarJS</text:span></text:p>
            </text:list-item>
            <text:list-item>
              <text:p text:style-name="P14"><text:span text:style-name="T20">Twitter Bootstrap</text:span></text:p>
            </text:list-item>
          </text:list>
        </text:list-item>
      </text:list>
      <text:p text:style-name="P20"/>
      <text:p text:style-name="P20"/>
      <text:p text:style-name="P20"><text:soft-page-break/></text:p>
      <text:p text:style-name="P20"><text:span text:style-name="T20"><text:tab/><text:tab/></text:span></text:p>
      <text:list xml:id="list6013274742546914683" text:style-name="L6">
        <text:list-item>
          <text:p text:style-name="P21"><text:span text:style-name="T20">WEB Based Language</text:span></text:p>
          <text:list>
            <text:list-item>
              <text:p text:style-name="P16"><text:span text:style-name="T20">HTML</text:span></text:p>
            </text:list-item>
            <text:list-item>
              <text:p text:style-name="P16"><text:span text:style-name="T20">CSS</text:span></text:p>
            </text:list-item>
          </text:list>
        </text:list-item>
        <text:list-item>
          <text:p text:style-name="P21"><text:span text:style-name="T20">Mobile Platform</text:span></text:p>
          <text:list>
            <text:list-item>
              <text:p text:style-name="P16"><text:span text:style-name="T20">Android</text:span></text:p>
            </text:list-item>
          </text:list>
        </text:list-item>
      </text:list>
      <text:p text:style-name="P15"/>
      <text:list xml:id="list122417684598688" text:continue-numbering="true" text:style-name="L6">
        <text:list-item>
          <text:p text:style-name="P21"><text:span text:style-name="T20">Operating System</text:span></text:p>
          <text:list>
            <text:list-item>
              <text:p text:style-name="P16"><text:span text:style-name="T20">Ubuntu </text:span></text:p>
            </text:list-item>
            <text:list-item>
              <text:p text:style-name="P16"><text:span text:style-name="T20">Windows</text:span></text:p>
            </text:list-item>
          </text:list>
        </text:list-item>
      </text:list>
      <text:p text:style-name="P15"><text:span text:style-name="T20"><text:tab/></text:span></text:p>
      <text:p text:style-name="P18"><text:span text:style-name="T18"><text:tab/></text:span></text:p>
      <text:p text:style-name="P18"><text:span text:style-name="T18"><text:tab/></text:span><text:span text:style-name="T8">Certification</text:span></text:p>
      <text:list xml:id="list1800276249255839236" text:style-name="L7">
        <text:list-item>
          <text:p text:style-name="P8">J2SE/Core Java by Ducat Sector- 16, Noida 201301</text:p>
        </text:list-item>
        <text:list-item>
          <text:p text:style-name="P8">J2EE/Advance Java by Microsoft Technical Associate</text:p>
        </text:list-item>
      </text:list>
      <text:p text:style-name="P9"/>
      <text:p text:style-name="P9"><text:tab/><text:span text:style-name="T6">Projects</text:span></text:p>
      <text:list xml:id="list8286118044817814202" text:style-name="L8">
        <text:list-item>
          <text:p text:style-name="P4">Developed a Music Player for Android Platform</text:p>
        </text:list-item>
        <text:list-item>
          <text:p text:style-name="P4">Crea<text:span text:style-name="T22">ted a Notepad written in Java</text:span></text:p>
        </text:list-item>
        <text:list-item>
          <text:p text:style-name="P5">Instant Messenger for Android Platform(Developing Phase)</text:p>
        </text:list-item>
        <text:list-item>
          <text:p text:style-name="P5">Developing Infocenter for college using AnguarJS and Material Design</text:p>
        </text:list-item>
      </text:list>
      <text:p text:style-name="P6"/>
      <text:p text:style-name="P6"><text:tab/><text:span text:style-name="T6">Personal Details:</text:span></text:p>
      <text:list xml:id="list4503221920535495880" text:style-name="L9">
        <text:list-item>
          <text:p text:style-name="P7"><text:span text:style-name="T1">Date of Birth<text:tab/><text:tab/>:<text:tab/></text:span>02/Mar/1994</text:p>
        </text:list-item>
        <text:list-item>
          <text:p text:style-name="P10">Father's Name<text:tab/>:<text:tab/><text:span text:style-name="T10">Mr. Gopal Vishwakarma</text:span></text:p>
        </text:list-item>
        <text:list-item>
          <text:p text:style-name="P10">Language Known<text:tab/>:<text:tab/><text:span text:style-name="T10">English, Hindi</text:span></text:p>
        </text:list-item>
      </text:list>
      <text:p text:style-name="P11"/>
      <text:p text:style-name="P11"><text:tab/></text:p>
      <text:p text:style-name="P11"><text:span text:style-name="T10"><text:tab/></text:span><text:span text:style-name="T5">Declaration:</text:span></text:p>
      <text:p text:style-name="P11"><text:span text:style-name="T5"><text:tab/></text:span><text:span text:style-name="T10">I hereby declare that the information given here are true to the best of my knowledge and belief.</text:span></text:p>
      <text:p text:style-name="P11"><text:span text:style-name="T10"><text:tab/></text:span></text:p>
      <text:p text:style-name="P11"><text:span text:style-name="T10"><text:tab/>Date: <text:tab/>........................</text:span></text:p>
      <text:p text:style-name="P11"><text:span text:style-name="T10"><text:tab/>Place:<text:tab/>........................<text:tab/><text:tab/><text:tab/><text:tab/><text:tab/><text:tab/><text:tab/>(Saurabh Vishwakarm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41:03.807329640</meta:creation-date>
    <dc:date>2015-08-10T12:24:16.513413326</dc:date>
    <meta:editing-duration>PT11M10S</meta:editing-duration>
    <meta:editing-cycles>2</meta:editing-cycles>
    <meta:generator>LibreOffice/4.2.8.2$Linux_x86 LibreOffice_project/420m0$Build-2</meta:generator>
    <meta:document-statistic meta:table-count="1" meta:image-count="0" meta:object-count="0" meta:page-count="2" meta:paragraph-count="91" meta:word-count="278" meta:character-count="1843" meta:non-whitespace-character-count="1633"/>
  </office:meta>
</office:document-meta>
</file>